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7C00000362878C667C200D7B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 Frutiger Light" svg:font-family="'L Frutiger Light', 'Courier New'" style:font-pitch="variable"/>
    <style:font-face style:name="Garamond" svg:font-family="Garamon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Garamond" fo:font-size="11pt" fo:language="en" fo:country="GB" style:font-size-asian="11pt" style:font-name-complex="Garamond" style:font-size-complex="11pt"/>
    </style:style>
    <style:style style:name="P2" style:family="paragraph" style:parent-style-name="Text_20_body">
      <style:text-properties style:font-name="Garamond" fo:font-size="11pt" fo:language="en" fo:country="GB" fo:font-weight="bold" style:font-size-asian="11pt" style:font-weight-asian="bold" style:font-name-complex="Garamond" style:font-size-complex="11pt"/>
    </style:style>
    <style:style style:name="P3" style:family="paragraph" style:parent-style-name="Text_20_body">
      <style:text-properties style:font-name="Garamond" fo:font-size="11pt" fo:language="en" fo:country="US" style:font-size-asian="11pt" style:font-name-complex="Garamond" style:font-size-complex="11pt"/>
    </style:style>
    <style:style style:name="P4" style:family="paragraph" style:parent-style-name="Text_20_body">
      <style:text-properties style:font-name="Garamond" fo:font-size="11pt" fo:language="en" fo:country="none" style:font-size-asian="11pt" style:font-name-complex="Garamond" style:font-size-complex="11pt"/>
    </style:style>
    <style:style style:name="P5" style:family="paragraph" style:parent-style-name="Header">
      <style:text-properties fo:language="none" fo:country="none" style:language-asian="none" style:country-asian="none"/>
    </style:style>
    <style:style style:name="P6" style:family="paragraph" style:parent-style-name="Header">
      <style:paragraph-properties fo:margin-left="-0.7874in" fo:margin-right="0in" fo:text-indent="0in" style:auto-text-indent="false"/>
      <style:text-properties fo:language="none" fo:country="none" style:language-asian="none" style:country-asian="none"/>
    </style:style>
    <style:style style:name="P7" style:family="paragraph" style:parent-style-name="Header">
      <style:paragraph-properties fo:margin-left="0in" fo:margin-right="0in" fo:text-indent="0in" style:auto-text-indent="false"/>
    </style:style>
    <style:style style:name="P8" style:family="paragraph" style:parent-style-name="brevtopp">
      <style:text-properties style:font-name="Garamond" style:font-name-complex="Garamond"/>
    </style:style>
    <style:style style:name="P9" style:family="paragraph" style:parent-style-name="fakultet_2f_inst">
      <style:text-properties fo:language="en" fo:country="US"/>
    </style:style>
    <style:style style:name="P10" style:family="paragraph" style:parent-style-name="Inst._2f_avd.">
      <style:text-properties fo:language="en" fo:country="US"/>
    </style:style>
    <style:style style:name="P11" style:family="paragraph" style:parent-style-name="Brevrubrik">
      <style:text-properties style:font-name="Arial" fo:font-size="11pt" fo:language="en" fo:country="US" style:font-size-asian="11pt" style:font-name-complex="Arial" style:font-size-complex="11pt"/>
    </style:style>
    <style:style style:name="P12" style:family="paragraph" style:parent-style-name="Brevrubrik" style:master-page-name="Standard">
      <style:paragraph-properties style:page-number="auto">
        <style:tab-stops>
          <style:tab-stop style:position="0.6827in"/>
        </style:tab-stops>
      </style:paragraph-properties>
    </style:style>
    <style:style style:name="T1" style:family="text">
      <style:text-properties style:font-name="Garamond" fo:font-size="11pt" fo:font-weight="bold" style:font-size-asian="11pt" style:font-weight-asian="bold" style:font-name-complex="Garamond" style:font-size-complex="11pt"/>
    </style:style>
    <style:style style:name="T2" style:family="text">
      <style:text-properties style:font-name="Garamond" fo:font-size="11pt" fo:language="en" fo:country="GB" style:font-size-asian="11pt" style:font-name-complex="Garamond" style:font-size-complex="11pt"/>
    </style:style>
    <style:style style:name="T3" style:family="text">
      <style:text-properties style:font-name="Garamond" fo:font-size="11pt" fo:language="en" fo:country="GB" fo:font-weight="bold" style:font-size-asian="11pt" style:font-weight-asian="bold" style:font-name-complex="Garamond" style:font-size-complex="11pt"/>
    </style:style>
    <style:style style:name="T4" style:family="text">
      <style:text-properties style:font-name="Garamond" fo:font-size="11pt" fo:language="en" fo:country="US" style:font-size-asian="11pt" style:font-name-complex="Garamond" style:font-size-complex="11pt"/>
    </style:style>
    <style:style style:name="T5" style:family="text">
      <style:text-properties style:font-name="Garamond" fo:font-size="11pt" fo:language="en" fo:country="none" style:font-size-asian="11pt" style:font-name-complex="Garamond" style:font-size-complex="11pt"/>
    </style:style>
    <style:style style:name="T6" style:family="text">
      <style:text-properties style:font-name="Garamond" style:font-name-complex="Garamond"/>
    </style:style>
    <style:style style:name="T7" style:family="text">
      <style:text-properties style:font-name="Arial" fo:font-size="11pt" fo:language="en" fo:country="GB" style:font-size-asian="11pt" style:font-name-complex="Arial" style:font-size-complex="11pt"/>
    </style:style>
    <style:style style:name="T8" style:family="text">
      <style:text-properties style:font-name="Arial" fo:font-size="10pt" fo:language="en" fo:country="US" style:font-size-asian="10pt" style:font-name-complex="Arial" style:font-size-complex="10pt"/>
    </style:style>
    <style:style style:name="T9" style:family="text">
      <style:text-properties fo:language="en" fo:country="US"/>
    </style:style>
    <style:style style:name="T10" style:family="text">
      <style:text-properties fo:language="en" fo:country="US" style:font-name-asian="Frutiger 45 Light"/>
    </style:style>
    <style:style style:name="T11" style:family="text">
      <style:text-properties fo:font-style="italic" style:font-style-asian="italic"/>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1256in" fo:margin-right="0.1256in" style:wrap="non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Frame1" text:anchor-type="char" svg:x="6.2in" svg:y="1.3937in" svg:width="1.5in" svg:height="1.3063in" draw:z-index="3"><draw:text-box><text:p text:style-name="brevtopp"><text:span text:style-name="T1">SGED11</text:span></text:p></draw:text-box></draw:frame><draw:frame draw:style-name="fr1" draw:name="Frame2" text:anchor-type="char" svg:x="6.1154in" svg:y="0.8346in" svg:width="1.0508in" svg:height="0.3319in" draw:z-index="2"><draw:text-box><text:p text:style-name="P8"/><text:p text:style-name="brevtopp"><text:date style:data-style-name="N30" text:date-value="2019-11-25T14:53:37.927208170">2019-11-25</text:date></text:p></draw:text-box></draw:frame><draw:frame draw:style-name="fr1" draw:name="Frame3" text:anchor-type="char" svg:x="7.1661in" svg:y="0.4335in" svg:width="0.7in" svg:height="0.3in" draw:z-index="4"><draw:text-box><text:p text:style-name="sidnr"/></draw:text-box></draw:frame><text:tab/></text:p>
      <text:p text:style-name="Brevrubrik"/>
      <text:p text:style-name="Brevrubrik"/>
      <text:p text:style-name="Brevrubrik"/>
      <text:p text:style-name="Brevrubrik"/>
      <text:p text:style-name="Brevrubrik"/>
      <text:p text:style-name="Brevrubrik"><text:span text:style-name="T7">Seminar IV assignment</text:span><text:span text:style-name="T8">.</text:span></text:p>
      <text:p text:style-name="P11"/>
      <text:p text:style-name="P1"/>
      <text:p text:style-name="Text_20_body"><text:span text:style-name="T3">Instructions</text:span><text:span text:style-name="T2"> –Choose one of the questions presented below and submit a reflection paper that propose answers to that question. You will briefly present your paper and hand in a hard copy on October the 22th. The size of the paper should be three pages or about 1200 words, excluding the reference list. It should be written in Times New Roman size 12, with 1.5 spacing. Base your arguments and analysis on the course literature and the material presented in the lectures and end up the paper with a research question that is related to the topic and that you find worthwhile studying. Referencing should be done using the Harvard system.</text:span></text:p>
      <text:p text:style-name="P1"/>
      <text:p text:style-name="P1"/>
      <text:p text:style-name="Text_20_body"><text:span text:style-name="T2">1. Alternative I: </text:span><text:span text:style-name="T4">To which degree and in which ways can an African agricultural development ease the socio-economic conditions in Africa?</text:span></text:p>
      <text:p text:style-name="P3"/>
      <text:p text:style-name="P3"/>
      <text:p text:style-name="Text_20_body"><text:span text:style-name="T2">2. Alternative II: Why is the understanding of</text:span><text:span text:style-name="T5"> rural-urban dynamics crucial for the study of modern Africa?</text:span></text:p>
      <text:p text:style-name="P3"/>
      <text:p text:style-name="P4"/>
      <text:p text:style-name="P1"/>
      <text:p text:style-name="P2"/>
      <text:p text:style-name="Text_20_body"><text:span text:style-name="T3">Good Luck/Y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 Frutiger Light" svg:font-family="'L Frutiger Light', 'Courier New'" style:font-pitch="variable"/>
    <style:font-face style:name="Garamond" svg:font-family="Garamon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sv" fo:country="S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Footer" style:family="paragraph" style:parent-style-name="Standard" style:class="extra">
      <style:paragraph-properties fo:margin-left="-0.7362in" fo:margin-right="-0.7472in" style:line-height-at-least="0.1528in" fo:text-indent="0in" style:auto-text-indent="false"/>
      <style:text-properties style:font-name="Frutiger 45 Light" fo:font-family="'Frutiger 45 Light', 'Courier New'" style:font-family-generic="swiss" style:font-pitch="variable" fo:font-size="7.5pt" style:font-size-asian="7.5pt" style:font-name-complex="Frutiger 45 Light" style:font-family-complex="'Frutiger 45 Light', 'Courier New'" style:font-family-generic-complex="swiss" style:font-pitch-complex="variable"/>
    </style:style>
    <style:style style:name="Header" style:family="paragraph" style:parent-style-name="Standard" style:class="extra">
      <style:paragraph-properties fo:margin-left="-0.7362in" fo:margin-right="0in" fo:text-indent="0in" style:auto-text-indent="false"/>
    </style:style>
    <style:style style:name="brevtopp" style:family="paragraph" style:parent-style-name="Standard"/>
    <style:style style:name="fakultet_2f_inst" style:display-name="fakultet/inst" style:family="paragraph" style:parent-style-name="Standard">
      <style:paragraph-properties fo:line-height="0.1945in"/>
      <style:text-properties style:font-name="Frutiger 45 Light" fo:font-family="'Frutiger 45 Light', 'Courier New'" style:font-family-generic="swiss" style:font-pitch="variable" fo:font-size="9pt" fo:letter-spacing="0.0138in" style:font-size-asian="9pt" style:font-name-complex="Frutiger 45 Light" style:font-family-complex="'Frutiger 45 Light', 'Courier New'" style:font-family-generic-complex="swiss" style:font-pitch-complex="variable"/>
    </style:style>
    <style:style style:name="handläggare" style:family="paragraph" style:parent-style-name="fakultet_2f_inst">
      <style:text-properties fo:font-style="italic" style:font-style-asian="italic"/>
    </style:style>
    <style:style style:name="sidfotslinje" style:family="paragraph" style:parent-style-name="Footer">
      <style:paragraph-properties fo:margin-top="0in" fo:margin-bottom="0.0835in" loext:contextual-spacing="false" fo:line-height="100%" fo:padding="0in" fo:border-left="none" fo:border-right="none" fo:border-top="none" fo:border-bottom="0.26pt solid #000000"/>
      <style:text-properties fo:font-size="4pt" style:font-size-asian="4pt"/>
    </style:style>
    <style:style style:name="sigill" style:family="paragraph" style:parent-style-name="Standard">
      <style:paragraph-properties fo:margin-top="0in" fo:margin-bottom="0.1945in" loext:contextual-spacing="false"/>
      <style:text-properties style:font-name="New York" fo:font-family="'New York'" style:font-family-generic="roman" style:font-pitch="variable" style:font-name-complex="New York" style:font-family-complex="'New York'" style:font-family-generic-complex="roman" style:font-pitch-complex="variable"/>
    </style:style>
    <style:style style:name="Inst._2f_avd." style:display-name="Inst./avd." style:family="paragraph" style:parent-style-name="handläggare"/>
    <style:style style:name="rubrik" style:family="paragraph" style:parent-style-name="Heading_20_1" style:default-outline-level="" style:list-style-name="">
      <style:text-properties style:font-name="L Frutiger Light" fo:font-family="'L Frutiger Light', 'Courier New'" style:font-pitch="variable" style:font-name-complex="L Frutiger Light" style:font-family-complex="'L Frutiger Light', 'Courier New'" style:font-pitch-complex="variable"/>
    </style:style>
    <style:style style:name="sidnr" style:family="paragraph" style:parent-style-name="Standard">
      <style:paragraph-properties fo:text-align="end" style:justify-single-word="false"/>
    </style:style>
    <style:style style:name="Brevrubrik" style:family="paragraph" style:parent-style-name="rubrik">
      <style:text-properties style:font-name="Frutiger 45 Light" fo:font-family="'Frutiger 45 Light', 'Courier New'" style:font-family-generic="swiss" style:font-pitch="variable" style:font-name-complex="Frutiger 45 Light" style:font-family-complex="'Frutiger 45 Light', 'Courier New'" style:font-family-generic-complex="swiss" style:font-pitch-complex="variable"/>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andardstycketeckensnitt" style:family="text"/>
    <style:style style:name="Internet_20_link" style:display-name="Internet link" style:family="text">
      <style:text-properties fo:color="#0000ff" style:text-underline-style="solid" style:text-underline-width="auto" style:text-underline-color="font-color"/>
    </style:style>
    <style:style style:name="Ballongtext_20_Char" style:display-name="Ballong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in" style:auto-text-indent="false"/>
    </style:style>
    <style:style style:name="MP2" style:family="paragraph" style:parent-style-name="Header">
      <style:paragraph-properties fo:margin-left="-0.7874in" fo:margin-right="0in" fo:text-indent="0in" style:auto-text-indent="false"/>
      <style:text-properties fo:language="none" fo:country="none" style:language-asian="none" style:country-asian="none"/>
    </style:style>
    <style:style style:name="MP3" style:family="paragraph" style:parent-style-name="Header">
      <style:text-properties fo:language="none" fo:country="none" style:language-asian="none" style:country-asian="none"/>
    </style:style>
    <style:style style:name="MP4" style:family="paragraph" style:parent-style-name="fakultet_2f_inst">
      <style:text-properties fo:language="en" fo:country="US"/>
    </style:style>
    <style:style style:name="MP5" style:family="paragraph" style:parent-style-name="Inst._2f_avd.">
      <style:text-properties fo:language="en" fo:country="US"/>
    </style:style>
    <style:style style:name="MT1" style:family="text">
      <style:text-properties fo:language="en" fo:country="US" style:font-name-asian="Frutiger 45 Light"/>
    </style:style>
    <style:style style:name="MT2" style:family="text">
      <style:text-properties fo:language="en" fo:country="US"/>
    </style:style>
    <style:style style:name="MT3" style:family="text">
      <style:text-properties fo:font-style="italic" style:font-style-asian="italic"/>
    </style:style>
    <style:style style:name="Mfr1" style:family="graphic" style:parent-style-name="Graphics">
      <style:graphic-properties fo:margin-left="0.1256in" fo:margin-right="0.1256in" style:wrap="non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page-layout style:name="Mpm1">
      <style:page-layout-properties fo:page-width="8.2681in" fo:page-height="11.6929in" style:num-format="1" style:print-orientation="portrait" fo:margin-top="0.4909in" fo:margin-bottom="0.4909in" fo:margin-left="1.5752in" fo:margin-right="1.575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6902in" fo:margin-top="0.6516in" style:dynamic-spacing="true"/>
      </style:footer-style>
    </style:page-layout>
  </office:automatic-styles>
  <office:master-styles>
    <style:master-page style:name="Standard" style:page-layout-name="Mpm1">
      <style:header>
        <text:p text:style-name="MP1"/>
        <text:p text:style-name="MP1"/>
        <text:p text:style-name="MP1"><text:tab/><text:page-number text:select-page="current">0</text:page-number></text:p>
      </style:header>
      <style:header-first>
        <text:p text:style-name="Header"/>
        <text:p text:style-name="MP2"><draw:frame draw:style-name="Mfr1" draw:name="Bild 2" text:anchor-type="char" svg:x="0.7874in" svg:y="0.4335in" svg:width="0.972in" svg:height="1.3335in" draw:z-index="1"><draw:image xlink:href="Pictures/100000000000027C00000362878C667C200D7BB2.png" xlink:type="simple" xlink:show="embed" xlink:actuate="onLoad" loext:mime-type="image/png"/></draw:frame></text:p>
        <text:p text:style-name="Header"/>
        <text:p text:style-name="Header"/>
        <text:p text:style-name="Header"/>
        <text:p text:style-name="Header"/>
        <text:p text:style-name="Header"/>
        <text:p text:style-name="MP3"><draw:frame draw:style-name="Mfr2" draw:name="Frame4" text:anchor-type="char" svg:x="0.5528in" svg:y="1.8547in" svg:width="3.4126in" svg:height="0.6528in" draw:z-index="0"><draw:text-box><text:p text:style-name="fakultet_2f_inst"><text:span text:style-name="MT1"><text:s/></text:span><text:span text:style-name="MT2">Department of </text:span></text:p><text:p text:style-name="MP4">Human Geography</text:p><text:p text:style-name="MP5"/></draw:text-box></draw:frame></text:p>
      </style:header-first>
      <style:footer>
        <text:p text:style-name="Footer"/>
      </style:footer>
      <style:footer-first>
        <text:p text:style-name="sidfotslinje"/>
        <text:p text:style-name="Footer"><text:span text:style-name="MT3">Postal address</text:span> Sölvegatgan 12, SE-223 62 Lund <text:s/><text:span text:style-name="MT3">Visiting address</text:span> Sölvegatan 10 <text:s/><text:span text:style-name="MT3">Telephone</text:span> Int. +46 46 222 84 05, 222 86 90, <text:span text:style-name="MT3">Telephone exg</text:span>+46 46-222 00 00 <text:s/><text:span text:style-name="MT3">Telefax</text:span> Int. +46 46 222 84 01 <text:s/><text:span text:style-name="MT3">E-mail</text:span> keg@keg.lu.se <text:span text:style-name="MT3">Internet</text:span> http://www.lu.se <text:s/></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revmall</dc:title>
    <dc:subject/>
    <meta:keyword/>
    <meta:initial-creator>Franz-Michael Rundquist</meta:initial-creator>
    <meta:creation-date>2019-10-16T08:31:00</meta:creation-date>
    <dc:creator>Yahia Mahmoud</dc:creator>
    <dc:date>2019-10-16T08:31:00</dc:date>
    <meta:print-date>2015-10-08T09:48:00</meta:print-date>
    <meta:editing-cycles>2</meta:editing-cycles>
    <meta:editing-duration>PT1M</meta:editing-duration>
    <meta:document-statistic meta:table-count="0" meta:image-count="1" meta:object-count="0" meta:page-count="1" meta:paragraph-count="12" meta:word-count="197" meta:character-count="1197" meta:non-whitespace-character-count="1001"/>
    <meta:generator>LibreOffice/6.0.7.3$Linux_X86_64 LibreOffice_project/00m0$Build-3</meta:generator>
  </office:meta>
</office:document-meta>
</file>